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3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3cm" svg:stroke-color="#000000" draw:marker-start="" draw:marker-start-width="0.316cm" draw:marker-start-center="false" draw:marker-end="" draw:marker-end-width="0.316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38cm" fo:padding-top="0cm" fo:padding-bottom="0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5983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38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dash" draw:stroke-dash="Dashed_20__28_var_29__20_8192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38cm" fo:padding-top="0.125cm" fo:padding-bottom="0.125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63cm" svg:height="0.588cm" svg:x="8.749cm" svg:y="14.872cm">
            <draw:text-box>
              <text:p text:style-name="P1"><text:span text:style-name="T1">A</text:span></text:p>
            </draw:text-box>
          </draw:frame>
          <draw:frame draw:style-name="gr2" draw:text-style-name="P3" draw:layer="layout" svg:width="0.955cm" svg:height="0.63cm" svg:x="11.312cm" svg:y="14.883cm">
            <draw:text-box>
              <text:p text:style-name="P1"><text:span text:style-name="T2">B</text:span></text:p>
            </draw:text-box>
          </draw:frame>
          <draw:ellipse draw:style-name="gr3" draw:text-style-name="P4" draw:layer="layout" svg:width="2.174cm" svg:height="2.216cm" svg:x="9.257cm" svg:y="14.096cm">
            <text:p/>
          </draw:ellipse>
          <draw:line draw:style-name="gr4" draw:text-style-name="P5" draw:layer="layout" svg:x1="9.249cm" svg:y1="15.196cm" svg:x2="11.419cm" svg:y2="15.196cm">
            <text:p/>
          </draw:line>
          <draw:line draw:style-name="gr4" draw:text-style-name="P5" draw:layer="layout" svg:x1="9.991cm" svg:y1="13.536cm" svg:x2="11.415cm" svg:y2="15.197cm">
            <text:p/>
          </draw:line>
          <draw:path draw:style-name="gr3" draw:text-style-name="P4" draw:layer="layout" svg:width="0.066cm" svg:height="0.09cm" svg:x="9.839cm" svg:y="15.134cm" svg:viewBox="0 0 67 91" svg:d="M67 0c0 25-36 42-45 67l-22 23v1">
            <text:p/>
          </draw:path>
          <draw:path draw:style-name="gr3" draw:text-style-name="P4" draw:layer="layout" svg:width="0.066cm" svg:height="0.09cm" svg:x="10.839cm" svg:y="15.134cm" svg:viewBox="0 0 67 91" svg:d="M67 0c0 25-36 42-45 67l-22 23v1">
            <text:p/>
          </draw:path>
          <draw:line draw:style-name="gr4" draw:text-style-name="P5" draw:layer="layout" svg:x1="10.327cm" svg:y1="15.159cm" svg:x2="10.327cm" svg:y2="15.244cm">
            <text:p/>
          </draw:line>
          <draw:path draw:style-name="gr5" draw:text-style-name="P4" draw:layer="layout" svg:width="0.098cm" svg:height="0.04cm" svg:x="9.395cm" svg:y="14.786cm" svg:viewBox="0 0 99 41" svg:d="M0 0c29 2 58 11 87 36l12 5">
            <text:p/>
          </draw:path>
          <draw:path draw:style-name="gr5" draw:text-style-name="P4" draw:layer="layout" svg:width="0.098cm" svg:height="0.04cm" svg:x="9.725cm" svg:y="14cm" svg:viewBox="0 0 99 41" svg:d="M0 0c29 2 58 11 87 36l12 5">
            <text:p/>
          </draw:path>
          <draw:path draw:style-name="gr5" draw:text-style-name="P4" draw:layer="layout" svg:width="0.098cm" svg:height="0.04cm" svg:x="9.725cm" svg:y="14.047cm" svg:viewBox="0 0 99 41" svg:d="M0 0c29 2 58 11 87 36l12 5">
            <text:p/>
          </draw:path>
          <draw:frame draw:style-name="gr2" draw:text-style-name="P3" draw:layer="layout" svg:width="0.893cm" svg:height="0.63cm" svg:x="9.963cm" svg:y="14.698cm">
            <draw:text-box>
              <text:p text:style-name="P1"><text:span text:style-name="T2">O</text:span></text:p>
            </draw:text-box>
          </draw:frame>
          <draw:frame draw:style-name="gr1" draw:text-style-name="P2" draw:layer="layout" svg:width="1.052cm" svg:height="0.588cm" svg:x="9.074cm" svg:y="13.992cm">
            <draw:text-box>
              <text:p text:style-name="P1"><text:span text:style-name="T1">M</text:span></text:p>
            </draw:text-box>
          </draw:frame>
          <draw:frame draw:style-name="gr6" draw:text-style-name="P2" draw:layer="layout" svg:width="0.766cm" svg:height="0.338cm" svg:x="9.433cm" svg:y="13.364cm">
            <draw:text-box>
              <text:p text:style-name="P1"><text:span text:style-name="T1">C</text:span></text:p>
            </draw:text-box>
          </draw:frame>
          <draw:line draw:style-name="gr7" draw:text-style-name="P5" draw:layer="layout" svg:x1="9.368cm" svg:y1="15.186cm" svg:x2="9.711cm" svg:y2="14.394cm">
            <text:p/>
          </draw:line>
          <draw:frame draw:style-name="gr8" draw:text-style-name="P2" draw:layer="layout" svg:width="0.796cm" svg:height="0.338cm" draw:transform="rotate (1.24825948102634) translate (9.456cm 15.098cm)">
            <draw:text-box>
              <text:p text:style-name="P1"><text:span text:style-name="T1">2 cm</text:span></text:p>
            </draw:text-box>
          </draw:frame>
          <draw:line draw:style-name="gr9" draw:text-style-name="P5" draw:layer="layout" svg:x1="10.338cm" svg:y1="15.293cm" svg:x2="11.426cm" svg:y2="15.293cm">
            <text:p/>
          </draw:line>
          <draw:frame draw:style-name="gr10" draw:text-style-name="P2" draw:layer="layout" svg:width="0.989cm" svg:height="0.588cm" svg:x="10.416cm" svg:y="15.276cm">
            <draw:text-box>
              <text:p text:style-name="P1"><text:span text:style-name="T1">2,4 cm</text:span></text:p>
            </draw:text-box>
          </draw:frame>
          <draw:path draw:style-name="gr5" draw:text-style-name="P4" draw:layer="layout" svg:width="0.098cm" svg:height="0.04cm" svg:x="9.395cm" svg:y="14.729cm" svg:viewBox="0 0 99 41" svg:d="M0 0c29 2 58 11 87 36l12 5">
            <text:p/>
          </draw:path>
          <draw:line draw:style-name="gr11" draw:text-style-name="P5" draw:layer="layout" svg:x1="9.263cm" svg:y1="15.197cm" svg:x2="9.979cm" svg:y2="13.53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5983" draw:display-name="Dashed (var) 5983" draw:style="rect" draw:dots1="1" draw:dots1-length="0.029cm" draw:dots2="1" draw:dots2-length="0.029cm" draw:distance="0.029cm"/>
    <draw:stroke-dash draw:name="Dashed_20__28_var_29__20_8192" draw:display-name="Dashed (var) 8192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46:22.778679545</meta:creation-date>
    <dc:date>2018-02-09T15:46:39.444768787</dc:date>
    <meta:editing-duration>PT17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